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 style:list-style-name="L1">
      <style:graphic-properties draw:stroke="solid" svg:stroke-width="0.071cm" svg:stroke-color="#000000" draw:stroke-linejoin="miter" draw:fill="solid" draw:fill-color="#ffffcc" draw:textarea-horizontal-align="justify" draw:textarea-vertical-align="top" draw:auto-grow-height="true" fo:min-height="0.619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solid" svg:stroke-width="0.071cm" svg:stroke-color="#000000" draw:stroke-linejoin="miter" draw:fill="solid" draw:fill-color="#ffffcc" draw:textarea-horizontal-align="justify" draw:textarea-vertical-align="top" draw:auto-grow-height="true" fo:min-height="0.619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1">
      <style:graphic-properties draw:stroke="solid" svg:stroke-width="0.026cm" svg:stroke-color="#000000" draw:stroke-linejoin="miter" draw:fill="solid" draw:fill-color="#9999ff" draw:textarea-horizontal-align="justify" draw:textarea-vertical-align="top" draw:auto-grow-height="true" fo:min-height="0.653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9999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none" draw:fill="solid" draw:fill-color="#9999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424cm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none" draw:fill="solid" draw:fill-color="#cc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1">
      <style:graphic-properties draw:stroke="none" draw:fill="none" draw:fill-color="#ccffff" draw:textarea-horizontal-align="justify" draw:textarea-vertical-align="top" draw:auto-grow-height="true" fo:min-height="0.847cm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solid" svg:stroke-width="0.026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" style:family="graphic" style:parent-style-name="standard" style:list-style-name="L1">
      <style:graphic-properties draw:stroke="none" draw:fill="none" draw:fill-color="#ccccff" draw:textarea-horizontal-align="justify" draw:textarea-vertical-align="top" draw:auto-grow-height="true" fo:min-height="0.91cm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16" style:family="graphic" style:parent-style-name="standard">
      <style:graphic-properties draw:stroke="solid" svg:stroke-width="0.02cm" svg:stroke-color="#000000" draw:marker-start-width="0.178cm" draw:marker-end-width="0.178cm" draw:stroke-linejoin="miter" draw:fill="none" draw:fill-color="#ffffff" draw:textarea-horizontal-align="left" draw:textarea-vertical-align="top" draw:auto-grow-height="false" fo:padding-top="0.123cm" fo:padding-bottom="0.123cm" fo:padding-left="0.243cm" fo:padding-right="0.243cm" fo:wrap-option="wrap" draw:shadow-color="#808080"/>
    </style:style>
    <style:style style:name="gr17" style:family="graphic" style:parent-style-name="standard">
      <style:graphic-properties svg:stroke-width="0.05cm" svg:stroke-color="#80808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draw:fill="none" fo:min-height="0.39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20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1.287cm"/>
    </style:style>
    <style:style style:name="gr22" style:family="graphic" style:parent-style-name="standard">
      <style:graphic-properties draw:fill-color="#9999ff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0.396cm"/>
    </style:style>
    <style:style style:name="gr24" style:family="graphic" style:parent-style-name="standard">
      <style:graphic-properties draw:stroke="none" draw:fill="none" fo:min-height="0.476cm"/>
    </style:style>
    <style:style style:name="gr25" style:family="graphic" style:parent-style-name="standard">
      <style:graphic-properties draw:stroke="none" draw:fill="none" fo:min-height="0.298cm"/>
    </style:style>
    <style:style style:name="gr26" style:family="graphic" style:parent-style-name="objectwithoutfill">
      <style:graphic-properties svg:stroke-color="#000000" draw:marker-end="Symmetric_20_Arrow" draw:marker-end-width="0.3cm" draw:fill="none" draw:textarea-vertical-align="middle"/>
    </style:style>
    <style:style style:name="gr27" style:family="graphic" style:parent-style-name="standard">
      <style:graphic-properties svg:stroke-width="0.05cm" svg:stroke-color="#80808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8" style:family="graphic" style:parent-style-name="standard">
      <style:graphic-properties draw:stroke="none" draw:fill="none" fo:min-height="0.475cm"/>
    </style:style>
    <style:style style:name="gr29" style:family="graphic" style:parent-style-name="objectwithoutfill">
      <style:graphic-properties svg:stroke-width="0.08cm" draw:marker-start-width="0.32cm" draw:marker-end="Arrow" draw:marker-end-width="0.32cm" draw:fill="none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31" style:family="graphic" style:parent-style-name="standard">
      <style:graphic-properties draw:stroke="none" draw:fill="none" fo:min-height="1.57cm"/>
    </style:style>
    <style:style style:name="gr32" style:family="graphic" style:parent-style-name="standard">
      <style:graphic-properties draw:fill="solid" draw:fill-color="#cfe7e5" draw:textarea-horizontal-align="justify" draw:textarea-vertical-align="middle" draw:auto-grow-height="false"/>
    </style:style>
    <style:style style:name="gr33" style:family="graphic" style:parent-style-name="standard">
      <style:graphic-properties draw:stroke="none" draw:fill="none" fo:min-height="2.573cm"/>
    </style:style>
    <style:style style:name="gr34" style:family="graphic" style:parent-style-name="standard">
      <style:graphic-properties draw:stroke="none" draw:fill="none" fo:min-height="1.803cm"/>
    </style:style>
    <style:style style:name="gr35" style:family="graphic" style:parent-style-name="standard">
      <style:graphic-properties draw:stroke="none" draw:fill="none" fo:min-height="2.106cm"/>
    </style:style>
    <style:style style:name="gr36" style:family="graphic" style:parent-style-name="standard">
      <style:graphic-properties draw:stroke="none" draw:fill="none" fo:min-height="2.419cm"/>
    </style:style>
    <style:style style:name="gr37" style:family="graphic" style:parent-style-name="standard">
      <style:graphic-properties svg:stroke-width="0.02cm" draw:marker-start-width="0.23cm" draw:marker-end-width="0.23cm" draw:fill-color="#94bd5e" draw:textarea-horizontal-align="justify" draw:textarea-vertical-align="middle" draw:auto-grow-height="false" fo:padding-top="0.135cm" fo:padding-bottom="0.135cm" fo:padding-left="0.26cm" fo:padding-right="0.26cm"/>
    </style:style>
    <style:style style:name="gr38" style:family="graphic" style:parent-style-name="standard">
      <style:graphic-properties draw:stroke="none" draw:fill="none" fo:min-height="2.05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42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43" style:family="graphic" style:parent-style-name="objectwithoutfill">
      <style:graphic-properties svg:stroke-color="#808080" draw:fill="none" draw:textarea-vertical-align="middle"/>
    </style:style>
    <style:style style:name="gr44" style:family="graphic" style:parent-style-name="standard">
      <style:graphic-properties draw:stroke="none" draw:fill="none" fo:min-height="1.088cm"/>
    </style:style>
    <style:style style:name="gr45" style:family="graphic" style:parent-style-name="standard">
      <style:graphic-properties draw:stroke="none" draw:fill="none" fo:min-height="0.40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352cm" fo:margin-bottom="0cm" fo:line-height="100%" fo:text-align="center" fo:text-indent="0cm"/>
    </style:style>
    <style:style style:name="P3" style:family="paragraph">
      <style:paragraph-properties fo:margin-left="0cm" fo:margin-right="0cm" fo:margin-top="0.352cm" fo:margin-bottom="0cm" fo:line-height="100%" fo:text-align="center" fo:text-indent="0cm" style:writing-mode="lr-tb" style:font-independent-line-spacing="true"/>
      <style:text-properties fo:font-size="13pt" style:font-size-asian="13pt" style:font-size-complex="13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line-height="100%" fo:text-align="center" fo:text-indent="0cm"/>
    </style:style>
    <style:style style:name="P7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.308cm" fo:margin-bottom="0cm" fo:line-height="100%" fo:text-align="center" fo:text-indent="0cm"/>
    </style:style>
    <style:style style:name="P9" style:family="paragraph">
      <style:paragraph-properties fo:margin-left="0cm" fo:margin-right="0cm" fo:margin-top="0.308cm" fo:margin-bottom="0cm" fo:line-height="100%" fo:text-align="center" fo:text-indent="0cm" style:writing-mode="lr-tb" style:font-independent-line-spacing="true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11pt" style:font-size-asian="11pt" style:font-size-complex="11pt"/>
    </style:style>
    <style:style style:name="P11" style:family="paragraph">
      <style:paragraph-properties fo:margin-left="0cm" fo:margin-right="0cm" fo:margin-top="0.105cm" fo:margin-bottom="0cm" fo:text-align="end" fo:text-indent="0cm"/>
    </style:style>
    <style:style style:name="P12" style:family="paragraph">
      <style:paragraph-properties fo:text-align="center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>
      <style:paragraph-properties fo:margin-left="0cm" fo:margin-right="0cm" fo:margin-top="0.264cm" fo:margin-bottom="0cm" fo:line-height="100%" fo:text-align="center" fo:text-indent="0cm"/>
    </style:style>
    <style:style style:name="P14" style:family="paragraph">
      <style:paragraph-properties fo:text-align="center"/>
      <style:text-properties fo:font-style="normal" fo:font-weight="normal" style:font-style-asian="normal" style:font-weight-asian="normal" style:font-style-complex="normal" style:font-weight-complex="normal"/>
    </style:style>
    <style:style style:name="P15" style:family="paragraph">
      <style:paragraph-properties fo:margin-left="0cm" fo:margin-right="0cm" fo:line-height="100%" fo:text-align="center" fo:text-indent="0cm"/>
      <style:text-properties fo:font-size="10pt" style:font-size-asian="10pt" style:font-size-complex="10pt"/>
    </style:style>
    <style:style style:name="P16" style:family="paragraph"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17" style:family="paragraph">
      <style:paragraph-properties fo:margin-left="0cm" fo:margin-right="0cm" fo:margin-top="0.105cm" fo:margin-bottom="0cm" fo:text-align="center" fo:text-indent="0cm"/>
    </style:style>
    <style:style style:name="P18" style:family="paragraph">
      <style:paragraph-properties fo:margin-left="0cm" fo:margin-right="0cm" fo:margin-top="0.105cm" fo:margin-bottom="0cm" fo:text-align="center" fo:text-indent="0cm"/>
      <style:text-properties fo:font-size="9pt" style:font-size-asian="9pt" style:font-size-complex="9pt"/>
    </style:style>
    <style:style style:name="P19" style:family="paragraph">
      <style:text-properties fo:font-size="10pt" style:font-size-asian="10pt" style:font-size-complex="10pt"/>
    </style:style>
    <style:style style:name="P20" style:family="paragraph">
      <style:paragraph-properties fo:text-align="center"/>
      <style:text-properties fo:font-size="13pt" style:font-size-asian="13pt" style:font-size-complex="13pt"/>
    </style:style>
    <style:style style:name="P21" style:family="paragraph">
      <style:paragraph-properties fo:text-align="start"/>
    </style:style>
    <style:style style:name="P2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family="Arial" style:font-family-generic="swiss" style:font-pitch="variable" fo:font-size="13pt" fo:language="en" fo:country="US" style:font-size-asian="13pt" style:font-size-complex="13pt"/>
    </style:style>
    <style:style style:name="T2" style:family="text">
      <style:text-properties fo:font-family="Arial" style:font-family-generic="swiss" style:font-pitch="variable" fo:font-size="13pt" fo:language="en" fo:country="US" fo:font-style="italic" style:font-size-asian="13pt" style:font-style-asian="italic" style:font-size-complex="13pt" style:font-style-complex="italic"/>
    </style:style>
    <style:style style:name="T3" style:family="text">
      <style:text-properties fo:font-family="Arial" style:font-family-generic="swiss" style:font-pitch="variable" fo:font-size="10pt" fo:language="en" fo:country="US" style:font-size-asian="10pt" style:font-size-complex="10pt"/>
    </style:style>
    <style:style style:name="T4" style:family="text">
      <style:text-properties fo:font-size="10pt" fo:language="en" fo:country="US" style:font-size-asian="10pt" style:font-size-complex="10pt"/>
    </style:style>
    <style:style style:name="T5" style:family="text">
      <style:text-properties fo:font-family="Arial" style:font-family-generic="swiss" style:font-pitch="variable" fo:font-size="10pt" fo:language="en" fo:country="US" fo:font-style="italic" style:font-size-asian="10pt" style:font-style-asian="italic" style:font-size-complex="10pt" style:font-style-complex="italic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font-style="italic" style:font-size-asian="11pt" style:font-style-asian="italic" style:font-size-complex="11pt" style:font-style-complex="italic"/>
    </style:style>
    <style:style style:name="T8" style:family="text">
      <style:text-properties fo:color="#000000" fo:font-size="10pt" fo:language="en" fo:country="US" style:font-size-asian="10pt" style:font-size-complex="10pt"/>
    </style:style>
    <style:style style:name="T9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family="Arial" style:font-family-generic="swiss" style:font-pitch="variable" fo:font-size="10pt" fo:language="de" fo:country="DE" style:font-size-asian="10pt" style:font-size-complex="10pt"/>
    </style:style>
    <style:style style:name="T11" style:family="text">
      <style:text-properties fo:font-family="Arial" style:font-family-generic="swiss" style:font-pitch="variable" fo:font-size="10pt" fo:language="de" fo:country="DE" fo:font-style="italic" style:font-size-asian="10pt" style:font-style-asian="italic" style:font-size-complex="10pt" style:font-style-complex="italic"/>
    </style:style>
    <style:style style:name="T12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color="#000000" fo:font-size="9pt" fo:language="en" fo:country="US" style:font-size-asian="9pt" style:font-size-complex="9pt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fo:font-style="italic" style:font-size-asian="10pt" style:font-style-asian="italic" style:font-size-complex="10pt" style:font-style-complex="italic"/>
    </style:style>
    <style:style style:name="T17" style:family="text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lue-point draw:id="4" svg:x="3.482cm" svg:y="1.653cm"/>
          <draw:custom-shape draw:style-name="gr1" draw:text-style-name="P1" xml:id="id17" draw:id="id17" draw:layer="layout" svg:width="18.468cm" svg:height="9.704cm" svg:x="1.252cm" svg:y="12.17cm">
            <text:p/>
            <draw:enhanced-geometry svg:viewBox="0 0 21600 21600" draw:mirror-vertical="false" draw:path-stretchpoint-x="10800" draw:path-stretchpoint-y="10800" draw:text-areas="?f3 ?f4 ?f5 ?f6" draw:type="round-rectangle" draw:modifiers="663.12759833706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1" draw:layer="layout" svg:x1="2.247cm" svg:y1="12.175cm" svg:x2="2.212cm" svg:y2="21.848cm">
            <text:p/>
          </draw:line>
        </draw:g>
        <draw:custom-shape draw:style-name="gr1" draw:text-style-name="P1" xml:id="id16" draw:id="id16" draw:layer="layout" svg:width="18.468cm" svg:height="7.814cm" svg:x="1.252cm" svg:y="3.609cm">
          <text:p/>
          <draw:enhanced-geometry svg:viewBox="0 0 21600 21600" draw:path-stretchpoint-x="10800" draw:path-stretchpoint-y="10800" draw:text-areas="?f3 ?f4 ?f5 ?f6" draw:type="round-rectangle" draw:modifiers="663.1275983370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6.43cm" svg:height="0.879cm" svg:x="12.902cm" svg:y="0.967cm">
          <text:list text:style-name="L1">
            <text:list-header>
              <text:p text:style-name="P2"><text:span text:style-name="T1">Previously generated YAM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xml:id="id4" draw:id="id4" draw:layer="layout" svg:width="6.879cm" svg:height="0.879cm" svg:x="1.982cm" svg:y="0.921cm">
          <text:list text:style-name="L1">
            <text:list-header>
              <text:p text:style-name="P2"><text:span text:style-name="T1">Raw data (CSV fil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3" xml:id="id1" draw:id="id1" draw:layer="layout" svg:width="5.1cm" svg:height="0.913cm" svg:x="8.405cm" svg:y="2.046cm">
          <text:list text:style-name="L1">
            <text:list-header>
              <text:p text:style-name="P2"><text:span text:style-name="T1">Input via </text:span><text:span text:style-name="T2">read_opm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6" draw:text-style-name="P4" draw:layer="layout" draw:type="curve" svg:x1="10.955cm" svg:y1="2.959cm" svg:x2="7.794cm" svg:y2="4.018cm" draw:start-shape="id1" draw:start-glue-point="2" draw:end-shape="id2" svg:d="m10955 2959c0 784-3161 255-3161 1059" svg:viewBox="0 0 3162 1060">
          <text:p/>
        </draw:connector>
        <draw:connector draw:style-name="gr6" draw:text-style-name="P4" draw:layer="layout" draw:type="curve" svg:x1="16.117cm" svg:y1="1.846cm" svg:x2="13.505cm" svg:y2="2.502cm" draw:start-shape="id3" draw:start-glue-point="2" draw:end-shape="id1" draw:end-glue-point="1" svg:d="m16117 1846c0 438-870 656-2612 656" svg:viewBox="0 0 2613 657">
          <text:p/>
        </draw:connector>
        <draw:connector draw:style-name="gr6" draw:text-style-name="P4" draw:layer="layout" draw:type="curve" svg:x1="5.421cm" svg:y1="1.8cm" svg:x2="8.405cm" svg:y2="2.502cm" draw:start-shape="id4" draw:start-glue-point="2" draw:end-shape="id1" draw:end-glue-point="3" svg:d="m5421 1800c0 468 994 702 2984 702" svg:viewBox="0 0 2985 703">
          <text:p/>
        </draw:connector>
        <draw:connector draw:style-name="gr6" draw:text-style-name="P4" draw:layer="layout" draw:type="curve" svg:x1="10.955cm" svg:y1="2.959cm" svg:x2="14.269cm" svg:y2="4cm" draw:start-shape="id1" draw:start-glue-point="2" draw:end-shape="id5" svg:d="m10955 2959c0 771 3314 251 3314 1041" svg:viewBox="0 0 3315 1042">
          <text:p/>
        </draw:connector>
        <draw:custom-shape draw:style-name="gr7" draw:text-style-name="P5" draw:layer="layout" svg:width="2.027cm" svg:height="3.536cm" svg:x="10.032cm" svg:y="3.801cm">
          <text:p/>
          <draw:enhanced-geometry svg:viewBox="0 0 21600 21600" draw:text-areas="0 0 21600 21600" draw:type="notched-right-arrow" draw:modifiers="16795 25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7.388cm" svg:height="0.577cm" svg:x="7.225cm" svg:y="8.68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7.845cm" svg:height="0.684cm" svg:x="7.012cm" svg:y="8.577cm">
          <text:list text:style-name="L1">
            <text:list-header>
              <text:p text:style-name="P6"><text:span text:style-name="T3">compile metadata via editing a data frame in 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7.384cm" svg:height="0.574cm" svg:x="7.251cm" svg:y="9.2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7.37cm" svg:height="1.107cm" svg:x="7.255cm" svg:y="9.187cm">
          <text:list text:style-name="L1">
            <text:list-header>
              <text:p text:style-name="P8"><text:span text:style-name="T3">or a CSV file with a spreadsheet softwa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5" xml:id="id11" draw:id="id11" draw:layer="layout" svg:width="7.408cm" svg:height="1.142cm" svg:x="7.225cm" svg:y="8.6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13" draw:id="id13" draw:layer="layout" svg:width="8.975cm" svg:height="0.997cm" svg:x="6.45cm" svg:y="10.21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9.333cm" svg:height="1.17cm" svg:x="6.232cm" svg:y="10.156cm">
          <text:list text:style-name="L1">
            <text:list-header>
              <text:p text:style-name="P8"><text:span text:style-name="T3">generate metadata template for </text:span><text:span text:style-name="T4">OPM or</text:span><text:span text:style-name="T3"> </text:span><text:span text:style-name="T4">OPMS</text:span><text:span text:style-name="T3"> </text:span><text:span text:style-name="T3"><text:line-break/></text:span><text:span text:style-name="T3">objects via </text:span><text:span text:style-name="T5">collect_template</text:span></text:p>
            </text:list-header>
          </text:list>
          <draw:enhanced-geometry svg:viewBox="0 0 21600 21600" draw:mirror-horizontal="true" draw:type="mso-spt202" draw:enhanced-path="M 0 0 L 21600 0 21600 21600 0 21600 0 0 Z N"/>
        </draw:custom-shape>
        <draw:frame draw:style-name="gr14" draw:text-style-name="P10" draw:layer="layout" svg:width="2.081cm" svg:height="2.843cm" svg:x="10.008cm" svg:y="4.178cm">
          <draw:text-box>
            <text:p text:style-name="P1"><text:span text:style-name="T6">combine </text:span><text:span text:style-name="T6"><text:line-break/></text:span><text:span text:style-name="T6">using</text:span><text:span text:style-name="T6"><text:line-break/></text:span><text:span text:style-name="T6"/></text:p>
            <text:p text:style-name="P1"><text:span text:style-name="T7">opms,</text:span><text:span text:style-name="T7"><text:line-break/></text:span><text:span text:style-name="T7">c, +,</text:span></text:p>
            <text:p text:style-name="P1"><text:span text:style-name="T7">[ ]&lt;-</text:span></text:p>
          </draw:text-box>
        </draw:frame>
        <draw:custom-shape draw:style-name="gr15" draw:text-style-name="P1" xml:id="id14" draw:id="id14" draw:layer="layout" svg:width="1.6cm" svg:height="3.1cm" svg:x="5.599cm" svg:y="4cm">
          <text:p/>
          <draw:enhanced-geometry svg:viewBox="0 0 21600 21600" draw:type="rectangle" draw:enhanced-path="M 0 0 L 21600 0 21600 21600 0 21600 0 0 Z N"/>
        </draw:custom-shape>
        <draw:line draw:style-name="gr16" draw:text-style-name="P4" xml:id="id15" draw:id="id15" draw:layer="layout" svg:x1="7.199cm" svg:y1="4.072cm" svg:x2="7.199cm" svg:y2="7.1cm">
          <text:p/>
        </draw:line>
        <draw:custom-shape draw:style-name="gr17" draw:text-style-name="P1" xml:id="id2" draw:id="id2" draw:layer="layout" svg:width="4.4cm" svg:height="3.1cm" svg:x="5.594cm" svg:y="4.018cm">
          <text:p/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5.582cm" svg:y1="4.8cm" svg:x2="9.999cm" svg:y2="4.8cm">
          <text:p/>
        </draw:line>
        <draw:line draw:style-name="gr16" draw:text-style-name="P4" draw:layer="layout" svg:x1="5.582cm" svg:y1="5.8cm" svg:x2="9.999cm" svg:y2="5.8cm">
          <text:p/>
        </draw:line>
        <draw:frame draw:style-name="gr18" draw:text-style-name="P11" draw:layer="layout" svg:width="3.14cm" svg:height="0.645cm" svg:x="6.999cm" svg:y="4.059cm">
          <draw:text-box>
            <text:p text:style-name="P11"><text:span text:style-name="T8">raw kinetic data</text:span></text:p>
          </draw:text-box>
        </draw:frame>
        <draw:frame draw:style-name="gr18" draw:text-style-name="P11" draw:layer="layout" svg:width="3.103cm" svg:height="1.039cm" svg:x="6.999cm" svg:y="4.8cm">
          <draw:text-box>
            <text:p text:style-name="P11"><text:span text:style-name="T8">raw kinetic and aggregated data</text:span></text:p>
          </draw:text-box>
        </draw:frame>
        <draw:frame draw:style-name="gr18" draw:text-style-name="P11" draw:layer="layout" svg:width="3.103cm" svg:height="1.433cm" svg:x="6.999cm" svg:y="5.671cm">
          <draw:text-box>
            <text:p text:style-name="P11"><text:span text:style-name="T8">raw kinetic, <text:s/>aggregated and discretized data</text:span></text:p>
          </draw:text-box>
        </draw:frame>
        <draw:frame draw:style-name="gr19" draw:text-style-name="P12" xml:id="id6" draw:id="id6" draw:layer="layout" svg:width="1.467cm" svg:height="0.725cm" svg:x="5.575cm" svg:y="4.115cm">
          <draw:text-box>
            <text:p text:style-name="P1"><text:span text:style-name="T9">OPM</text:span></text:p>
          </draw:text-box>
        </draw:frame>
        <draw:frame draw:style-name="gr19" draw:text-style-name="P12" xml:id="id7" draw:id="id7" draw:layer="layout" svg:width="1.751cm" svg:height="0.725cm" svg:x="5.575cm" svg:y="4.967cm">
          <draw:text-box>
            <text:p text:style-name="P1"><text:span text:style-name="T9">OPMA</text:span></text:p>
          </draw:text-box>
        </draw:frame>
        <draw:frame draw:style-name="gr19" draw:text-style-name="P12" xml:id="id8" draw:id="id8" draw:layer="layout" svg:width="1.772cm" svg:height="0.725cm" svg:x="5.575cm" svg:y="6.133cm">
          <draw:text-box>
            <text:p text:style-name="P1"><text:span text:style-name="T9">OPMD</text:span></text:p>
          </draw:text-box>
        </draw:frame>
        <draw:connector draw:style-name="gr20" draw:text-style-name="P1" draw:layer="layout" draw:type="curve" svg:x1="5.575cm" svg:y1="4.477cm" svg:x2="5.575cm" svg:y2="5.329cm" draw:start-shape="id6" draw:start-glue-point="3" draw:end-shape="id7" draw:end-glue-point="3" svg:d="m5575 4477c-750 0-750 852 0 852" svg:viewBox="0 0 563 853">
          <text:p/>
        </draw:connector>
        <draw:connector draw:style-name="gr20" draw:text-style-name="P1" draw:layer="layout" draw:type="curve" svg:x1="5.575cm" svg:y1="5.329cm" svg:x2="5.575cm" svg:y2="6.495cm" draw:start-shape="id7" draw:start-glue-point="3" draw:end-shape="id8" svg:d="m5575 5329c-750 0-750 1166 0 1166" svg:viewBox="0 0 563 1167">
          <text:p/>
        </draw:connector>
        <draw:custom-shape draw:style-name="gr15" draw:text-style-name="P1" draw:layer="layout" svg:width="1.472cm" svg:height="3.1cm" svg:x="12.098cm" svg:y="4cm">
          <text:p/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13.578cm" svg:y1="4.072cm" svg:x2="13.578cm" svg:y2="7.1cm">
          <text:p/>
        </draw:line>
        <draw:custom-shape draw:style-name="gr17" draw:text-style-name="P1" xml:id="id5" draw:id="id5" draw:layer="layout" svg:width="4.343cm" svg:height="3.1cm" svg:x="12.098cm" svg:y="4cm">
          <text:p/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12.082cm" svg:y1="4.8cm" svg:x2="16.441cm" svg:y2="4.8cm">
          <text:p/>
        </draw:line>
        <draw:line draw:style-name="gr16" draw:text-style-name="P4" draw:layer="layout" svg:x1="12.082cm" svg:y1="5.8cm" svg:x2="16.441cm" svg:y2="5.8cm">
          <text:p/>
        </draw:line>
        <draw:frame draw:style-name="gr21" draw:text-style-name="P12" draw:layer="layout" svg:width="1.787cm" svg:height="0.725cm" svg:x="11.931cm" svg:y="4.1cm">
          <draw:text-box>
            <text:p text:style-name="P1"><text:span text:style-name="T9">OPMS</text:span></text:p>
          </draw:text-box>
        </draw:frame>
        <draw:frame draw:style-name="gr21" draw:text-style-name="P12" draw:layer="layout" svg:width="1.787cm" svg:height="0.725cm" svg:x="11.931cm" svg:y="4.952cm">
          <draw:text-box>
            <text:p text:style-name="P1"><text:span text:style-name="T9">OPMS</text:span></text:p>
          </draw:text-box>
        </draw:frame>
        <draw:frame draw:style-name="gr21" draw:text-style-name="P12" draw:layer="layout" svg:width="1.787cm" svg:height="0.725cm" svg:x="11.931cm" svg:y="6.118cm">
          <draw:text-box>
            <text:p text:style-name="P1"><text:span text:style-name="T9">OPMS</text:span></text:p>
          </draw:text-box>
        </draw:frame>
        <draw:frame draw:style-name="gr18" draw:text-style-name="P11" draw:layer="layout" svg:width="3.098cm" svg:height="0.645cm" svg:x="13.414cm" svg:y="4cm">
          <draw:text-box>
            <text:p text:style-name="P11"><text:span text:style-name="T8">raw kinetic data</text:span></text:p>
          </draw:text-box>
        </draw:frame>
        <draw:frame draw:style-name="gr18" draw:text-style-name="P11" xml:id="id9" draw:id="id9" draw:layer="layout" svg:width="3.062cm" svg:height="1.039cm" svg:x="13.414cm" svg:y="4.741cm">
          <draw:text-box>
            <text:p text:style-name="P11"><text:span text:style-name="T8">raw kinetic and aggregated data</text:span></text:p>
          </draw:text-box>
        </draw:frame>
        <draw:frame draw:style-name="gr18" draw:text-style-name="P11" xml:id="id10" draw:id="id10" draw:layer="layout" svg:width="3.072cm" svg:height="1.433cm" svg:x="13.408cm" svg:y="5.712cm">
          <draw:text-box>
            <text:p text:style-name="P11"><text:span text:style-name="T8">raw kinetic, aggregated and discretized data</text:span></text:p>
          </draw:text-box>
        </draw:frame>
        <draw:connector draw:style-name="gr20" draw:text-style-name="P1" draw:layer="layout" draw:type="curve" svg:x1="16.5cm" svg:y1="4.32cm" svg:x2="16.476cm" svg:y2="5.26cm" draw:end-shape="id9" draw:end-glue-point="1" svg:d="m16500 4320c714 0 726 940-24 940" svg:viewBox="0 0 562 941">
          <text:p/>
        </draw:connector>
        <draw:connector draw:style-name="gr20" draw:text-style-name="P1" draw:layer="layout" draw:type="curve" svg:x1="16.476cm" svg:y1="5.26cm" svg:x2="16.48cm" svg:y2="6.428cm" draw:start-shape="id9" draw:start-glue-point="1" draw:end-shape="id10" svg:d="m16476 5260c756 0 754 1168 4 1168" svg:viewBox="0 0 568 1169">
          <text:p/>
        </draw:connector>
        <draw:g>
          <draw:custom-shape draw:style-name="gr22" draw:text-style-name="P1" draw:layer="layout" svg:width="2.3cm" svg:height="0.8cm" svg:x="2.532cm" svg:y="4.323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13" draw:layer="layout" svg:width="2.7cm" svg:height="1.039cm" svg:x="2.332cm" svg:y="4.2cm">
            <draw:text-box>
              <text:p text:style-name="P13"><text:span text:style-name="T3">aggregate via </text:span><text:span text:style-name="T5">do_aggr</text:span></text:p>
            </draw:text-box>
          </draw:frame>
        </draw:g>
        <draw:g>
          <draw:custom-shape draw:style-name="gr22" draw:text-style-name="P1" draw:layer="layout" svg:width="2.3cm" svg:height="0.8cm" svg:x="2.488cm" svg:y="5.468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13" draw:layer="layout" svg:width="2.844cm" svg:height="1.039cm" svg:x="2.288cm" svg:y="5.334cm">
            <draw:text-box>
              <text:p text:style-name="P13"><text:span text:style-name="T10">discretize via</text:span><text:span text:style-name="T11"> do_disc</text:span></text:p>
            </draw:text-box>
          </draw:frame>
        </draw:g>
        <draw:g>
          <draw:custom-shape draw:style-name="gr22" draw:text-style-name="P1" draw:layer="layout" svg:width="2.3cm" svg:height="0.8cm" svg:x="17.176cm" svg:y="4.323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13" draw:layer="layout" svg:width="2.7cm" svg:height="1.039cm" svg:x="16.976cm" svg:y="4.2cm">
            <draw:text-box>
              <text:p text:style-name="P13"><text:span text:style-name="T3">aggregate via </text:span><text:span text:style-name="T5">do_aggr</text:span></text:p>
            </draw:text-box>
          </draw:frame>
        </draw:g>
        <draw:g>
          <draw:custom-shape draw:style-name="gr22" draw:text-style-name="P1" draw:layer="layout" svg:width="2.3cm" svg:height="0.8cm" svg:x="17.132cm" svg:y="5.468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13" draw:layer="layout" svg:width="2.844cm" svg:height="1.039cm" svg:x="16.932cm" svg:y="5.334cm">
            <draw:text-box>
              <text:p text:style-name="P13"><text:span text:style-name="T10">discretize via</text:span><text:span text:style-name="T11"> do_disc</text:span></text:p>
            </draw:text-box>
          </draw:frame>
        </draw:g>
        <draw:frame draw:style-name="gr24" draw:text-style-name="P14" draw:layer="layout" svg:width="3.134cm" svg:height="0.726cm" svg:x="5.912cm" svg:y="2.964cm">
          <draw:text-box>
            <text:p text:style-name="P1"><text:span text:style-name="T9">single plate</text:span></text:p>
          </draw:text-box>
        </draw:frame>
        <draw:frame draw:style-name="gr24" draw:text-style-name="P14" draw:layer="layout" svg:width="3.332cm" svg:height="0.726cm" svg:x="12.93cm" svg:y="2.964cm">
          <draw:text-box>
            <text:p text:style-name="P1"><text:span text:style-name="T9">many plates</text:span></text:p>
          </draw:text-box>
        </draw:frame>
        <draw:custom-shape draw:style-name="gr7" draw:text-style-name="P5" xml:id="id12" draw:id="id12" draw:layer="layout" svg:width="6.085cm" svg:height="0.617cm" svg:x="7.878cm" svg:y="7.718cm">
          <text:p/>
          <draw:enhanced-geometry svg:viewBox="0 0 21600 21600" draw:type="rectangle" draw:enhanced-path="M 0 0 L 21600 0 21600 21600 0 21600 0 0 Z N"/>
        </draw:custom-shape>
        <draw:frame draw:style-name="gr25" draw:text-style-name="P15" draw:layer="layout" svg:width="6.37cm" svg:height="0.645cm" svg:x="7.715cm" svg:y="7.746cm">
          <draw:text-box>
            <text:p text:style-name="P6"><text:span text:style-name="T3">add metadata via </text:span><text:span text:style-name="T5">include_metadata</text:span></text:p>
          </draw:text-box>
        </draw:frame>
        <draw:connector draw:style-name="gr26" draw:text-style-name="P1" draw:layer="layout" draw:type="line" svg:x1="10.929cm" svg:y1="8.689cm" svg:x2="10.92cm" svg:y2="8.335cm" draw:start-shape="id11" draw:start-glue-point="0" draw:end-shape="id12" draw:end-glue-point="2" svg:d="m10929 8689-9-354" svg:viewBox="0 0 10 355">
          <text:p/>
        </draw:connector>
        <draw:connector draw:style-name="gr26" draw:text-style-name="P1" draw:layer="layout" draw:type="line" svg:x1="10.937cm" svg:y1="10.214cm" svg:x2="10.929cm" svg:y2="9.831cm" draw:start-shape="id13" draw:start-glue-point="0" draw:end-shape="id11" draw:end-glue-point="2" svg:d="m10937 10214-8-383" svg:viewBox="0 0 9 384">
          <text:p/>
        </draw:connector>
        <draw:connector draw:style-name="gr20" draw:text-style-name="P1" draw:layer="layout" draw:type="curve" svg:x1="6.399cm" svg:y1="7.1cm" svg:x2="6.45cm" svg:y2="10.712cm" draw:start-shape="id14" draw:start-glue-point="2" draw:end-shape="id13" draw:end-glue-point="3" svg:d="m6399 7100c0 2326-232 1938-412 2260s-308 1352 463 1352" svg:viewBox="0 0 601 3613">
          <text:p/>
        </draw:connector>
        <draw:connector draw:style-name="gr20" draw:text-style-name="P1" draw:layer="layout" draw:type="curve" svg:x1="14.944cm" svg:y1="7.145cm" svg:x2="15.425cm" svg:y2="10.712cm" draw:start-shape="id10" draw:start-glue-point="2" draw:end-shape="id13" draw:end-glue-point="1" svg:d="m14944 7145c0 2292 497 1910 809 2228s440 1339-328 1339" svg:viewBox="0 0 1055 3568">
          <text:p/>
        </draw:connector>
        <draw:connector draw:style-name="gr20" draw:text-style-name="P1" draw:layer="layout" draw:type="curve" svg:x1="7.878cm" svg:y1="8.026cm" svg:x2="7.199cm" svg:y2="7.1cm" draw:start-shape="id12" draw:start-glue-point="3" draw:end-shape="id15" draw:end-glue-point="2" svg:d="m7878 8026c-453 0-679-308-679-926" svg:viewBox="0 0 680 927">
          <text:p/>
        </draw:connector>
        <draw:connector draw:style-name="gr20" draw:text-style-name="P1" draw:layer="layout" draw:type="curve" svg:x1="13.963cm" svg:y1="8.026cm" svg:x2="14.269cm" svg:y2="7.1cm" draw:start-shape="id12" draw:start-glue-point="1" draw:end-shape="id5" draw:end-glue-point="2" svg:d="m13963 8026c204 0 306-308 306-926" svg:viewBox="0 0 307 927">
          <text:p/>
        </draw:connector>
        <draw:line draw:style-name="gr2" draw:text-style-name="P1" draw:layer="layout" svg:x1="2.247cm" svg:y1="3.669cm" svg:x2="2.247cm" svg:y2="11.463cm">
          <text:p/>
        </draw:line>
        <draw:frame draw:style-name="gr24" draw:text-style-name="P16" draw:layer="layout" svg:width="6.043cm" svg:height="0.726cm" draw:transform="rotate (1.5707963267949) translate (1.364cm 10.63cm)">
          <draw:text-box>
            <text:p text:style-name="P1"><text:span text:style-name="T12">Initial compilation of data </text:span></text:p>
          </draw:text-box>
        </draw:frame>
        <draw:custom-shape draw:style-name="gr27" draw:text-style-name="P1" xml:id="id23" draw:id="id23" draw:layer="layout" svg:width="7.985cm" svg:height="2.55cm" svg:x="6.879cm" svg:y="12.473cm">
          <draw:glue-point draw:id="4" svg:x="-6.336cm" svg:y="1.182cm" draw:align="center"/>
          <draw:glue-point draw:id="5" svg:x="-0.712cm" svg:y="5.098cm"/>
          <draw:glue-point draw:id="6" svg:x="-2.142cm" svg:y="5.058cm"/>
          <draw:glue-point draw:id="7" svg:x="2.573cm" svg:y="4.98cm"/>
          <draw:glue-point draw:id="8" svg:x="4.101cm" svg:y="4.98cm"/>
          <draw:glue-point draw:id="9" svg:x="0.695cm" svg:y="5.098cm"/>
          <draw:glue-point draw:id="10" svg:x="-3.57cm" svg:y="4.99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8" draw:layer="layout" svg:width="7.816cm" svg:height="0.963cm" svg:x="6.972cm" svg:y="12.431cm">
          <draw:text-box>
            <text:p text:style-name="P17"><text:span text:style-name="T13">Data containers flexibly compiled </text:span><text:span text:style-name="T13"><text:line-break/></text:span><text:span text:style-name="T13">according to the interests and needs of the user</text:span></text:p>
          </draw:text-box>
        </draw:frame>
        <draw:connector draw:style-name="gr29" draw:text-style-name="P1" draw:layer="layout" draw:type="line" svg:x1="10.486cm" svg:y1="11.423cm" svg:x2="10.486cm" svg:y2="12.17cm" draw:start-shape="id16" draw:start-glue-point="2" draw:end-shape="id17" draw:end-glue-point="0" svg:d="m10486 11423v747" svg:viewBox="0 0 1 748">
          <text:p/>
        </draw:connector>
        <draw:custom-shape draw:style-name="gr30" draw:text-style-name="P1" xml:id="id20" draw:id="id20" draw:layer="layout" svg:width="2.98cm" svg:height="3.5cm" svg:x="16.623cm" svg:y="15.92cm">
          <draw:glue-point draw:id="4" svg:x="-3.774cm" svg:y="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9" draw:layer="layout" svg:width="3.548cm" svg:height="3.009cm" svg:x="16.538cm" svg:y="15.949cm">
          <draw:text-box>
            <text:p><text:span text:style-name="T14">output YAML, </text:span><text:span text:style-name="T14"><text:line-break/></text:span><text:span text:style-name="T14">CSV, etc., with</text:span><text:span text:style-name="T15"><text:line-break/></text:span><text:span text:style-name="T16">to_yaml/write,</text:span></text:p>
            <text:p><text:span text:style-name="T16">as.data.frame/</text:span></text:p>
            <text:p><text:span text:style-name="T16">write.table,</text:span></text:p>
            <text:p><text:span text:style-name="T16">phylo_data/</text:span><text:span text:style-name="T16"><text:line-break/></text:span><text:span text:style-name="T16">write</text:span></text:p>
          </draw:text-box>
        </draw:frame>
        <draw:custom-shape draw:style-name="gr32" draw:text-style-name="P1" xml:id="id24" draw:id="id24" draw:layer="layout" svg:width="3.386cm" svg:height="2.554cm" svg:x="16.21cm" svg:y="12.473cm">
          <text:p/>
          <draw:enhanced-geometry svg:viewBox="0 0 21600 21600" draw:type="rectangle" draw:enhanced-path="M 0 0 L 21600 0 21600 21600 0 21600 0 0 Z N"/>
        </draw:custom-shape>
        <draw:frame draw:style-name="gr33" draw:text-style-name="P19" draw:layer="layout" svg:width="3.749cm" svg:height="2.823cm" svg:x="16.22cm" svg:y="12.389cm">
          <draw:text-box>
            <text:p><text:span text:style-name="T14">manage metadata </text:span><text:span text:style-name="T14"><text:line-break/></text:span><text:span text:style-name="T14">with</text:span></text:p>
            <text:p><text:span text:style-name="T16">metadata&lt;-,</text:span></text:p>
            <text:p><text:span text:style-name="T16">include_metadata,</text:span></text:p>
            <text:p><text:span text:style-name="T16">map_metadata,</text:span></text:p>
            <text:p><text:span text:style-name="T16">metadata_chars</text:span></text:p>
          </draw:text-box>
        </draw:frame>
        <draw:custom-shape draw:style-name="gr32" draw:text-style-name="P1" xml:id="id25" draw:id="id25" draw:layer="layout" svg:width="3.337cm" svg:height="3.5cm" svg:x="4.963cm" svg:y="15.92cm">
          <draw:glue-point draw:id="4" svg:x="-2.472cm" svg:y="-5.002cm"/>
          <draw:glue-point draw:id="5" svg:x="3.279cm" svg:y="-5.002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19" draw:layer="layout" svg:width="3.726cm" svg:height="3.403cm" svg:x="4.874cm" svg:y="15.949cm">
          <draw:text-box>
            <text:p><text:span text:style-name="T14">create customized </text:span><text:span text:style-name="T14"><text:line-break/></text:span><text:span text:style-name="T14">plots with</text:span><text:span text:style-name="T15"><text:line-break/></text:span><text:span text:style-name="T16">level_plot, xy_plot,</text:span></text:p>
            <text:p><text:span text:style-name="T16">ci_plot/extract, heat_map, radial_plot, annotated,</text:span></text:p>
            <text:p><text:span text:style-name="T16">parallelplot</text:span></text:p>
          </draw:text-box>
          <draw:glue-point draw:id="4" svg:x="-1.803cm" svg:y="-0.873cm"/>
        </draw:frame>
        <draw:custom-shape draw:style-name="gr32" draw:text-style-name="P1" xml:id="id22" draw:id="id22" draw:layer="layout" svg:width="3.137cm" svg:height="2.55cm" svg:x="2.392cm" svg:y="12.473cm">
          <draw:glue-point draw:id="4" svg:x="-3.938cm" svg:y="5.001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9" draw:layer="layout" svg:width="4.163cm" svg:height="2.356cm" svg:x="2.388cm" svg:y="12.476cm">
          <draw:text-box>
            <text:p><text:span text:style-name="T14">query metadata </text:span><text:span text:style-name="T14"><text:line-break/></text:span><text:span text:style-name="T14">and select with</text:span></text:p>
            <text:p><text:span text:style-name="T16">subset, [ ],</text:span></text:p>
            <text:p><text:span text:style-name="T16">%k%, %q%, </text:span><text:span text:style-name="T16"><text:line-break/></text:span><text:span text:style-name="T16">%K%, %Q%</text:span></text:p>
          </draw:text-box>
        </draw:frame>
        <draw:custom-shape draw:style-name="gr30" draw:text-style-name="P1" xml:id="id18" draw:id="id18" draw:layer="layout" svg:width="1.98cm" svg:height="3.5cm" svg:x="14.364cm" svg:y="15.92cm">
          <draw:glue-point draw:id="4" svg:x="4.936cm" svg:y="4.207cm"/>
          <text:p/>
          <draw:enhanced-geometry svg:viewBox="0 0 21600 21600" draw:type="rectangle" draw:enhanced-path="M 0 0 L 21600 0 21600 21600 0 21600 0 0 Z N"/>
        </draw:custom-shape>
        <draw:frame draw:style-name="gr36" draw:text-style-name="P19" draw:layer="layout" svg:width="2.371cm" svg:height="2.669cm" svg:x="14.227cm" svg:y="15.949cm">
          <draw:text-box>
            <text:p><text:span text:style-name="T14">convert </text:span><text:span text:style-name="T14"><text:line-break/></text:span><text:span text:style-name="T14">with</text:span></text:p>
            <text:p><text:span text:style-name="T16">flatten,</text:span></text:p>
            <text:p><text:span text:style-name="T16">extract,</text:span></text:p>
            <text:p><text:span text:style-name="T16">opm_mcp</text:span></text:p>
          </draw:text-box>
        </draw:frame>
        <draw:custom-shape draw:style-name="gr37" draw:text-style-name="P20" draw:layer="layout" svg:width="7.933cm" svg:height="0.71cm" svg:x="6.887cm" svg:y="13.418cm">
          <text:p text:style-name="P1"><text:span text:style-name="T17">OPM, OPMA, OPMD, OPMS objec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8" draw:layer="layout" svg:width="8.159cm" svg:height="0.963cm" svg:x="6.818cm" svg:y="14.091cm">
          <draw:text-box>
            <text:p text:style-name="P17"><text:span text:style-name="T13">Single to many plates with raw kinetic and metadata, </text:span><text:span text:style-name="T13"><text:line-break/></text:span><text:span text:style-name="T13">and optionally aggregated and discretized data</text:span></text:p>
          </draw:text-box>
        </draw:frame>
        <draw:custom-shape draw:style-name="gr32" draw:text-style-name="P1" xml:id="id27" draw:id="id27" draw:layer="layout" svg:width="2.29cm" svg:height="3.5cm" svg:x="2.392cm" svg:y="15.92cm">
          <draw:glue-point draw:id="4" svg:x="4.961cm" svg:y="-0.81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19" draw:layer="layout" svg:width="2.642cm" svg:height="2.615cm" svg:x="2.33cm" svg:y="15.949cm">
          <draw:text-box>
            <text:p><text:span text:style-name="T14">conduct </text:span><text:span text:style-name="T14"><text:line-break/></text:span><text:span text:style-name="T14">multiple comparison</text:span><text:span text:style-name="T14"><text:line-break/></text:span><text:span text:style-name="T14">of means </text:span><text:span text:style-name="T14"><text:line-break/></text:span><text:span text:style-name="T14">with</text:span></text:p>
            <text:p><text:span text:style-name="T16">opm_mcp</text:span></text:p>
          </draw:text-box>
          <draw:glue-point draw:id="4" svg:x="-2.49cm" svg:y="4.491cm"/>
        </draw:frame>
        <draw:frame draw:style-name="gr24" draw:text-style-name="P16" draw:layer="layout" svg:width="7.276cm" svg:height="0.726cm" draw:transform="rotate (1.5707963267949) translate (1.364cm 20.366cm)">
          <draw:text-box>
            <text:p text:style-name="P1"><text:span text:style-name="T12">Data analysis and management</text:span></text:p>
          </draw:text-box>
        </draw:frame>
        <draw:connector draw:style-name="gr39" draw:text-style-name="P1" draw:layer="layout" draw:type="line" svg:x1="15.354cm" svg:y1="19.42cm" svg:x2="15.317cm" svg:y2="20.182cm" draw:start-shape="id18" draw:start-glue-point="2" draw:end-shape="id19" draw:end-glue-point="0" svg:d="m15354 19420-37 762" svg:viewBox="0 0 38 763">
          <text:p/>
        </draw:connector>
        <draw:connector draw:style-name="gr39" draw:text-style-name="P1" draw:layer="layout" draw:type="line" svg:x1="18.113cm" svg:y1="19.42cm" svg:x2="18.114cm" svg:y2="20.144cm" draw:start-shape="id20" draw:start-glue-point="2" draw:end-shape="id21" draw:end-glue-point="0" svg:d="m18113 19420 1 724" svg:viewBox="0 0 2 725">
          <text:p/>
        </draw:connector>
        <draw:connector draw:style-name="gr40" draw:text-style-name="P1" draw:layer="layout" draw:type="line" svg:x1="5.529cm" svg:y1="13.748cm" svg:x2="6.879cm" svg:y2="13.748cm" draw:start-shape="id22" draw:start-glue-point="1" draw:end-shape="id23" svg:d="m5529 13748h1350" svg:viewBox="0 0 1351 1">
          <text:p/>
        </draw:connector>
        <draw:connector draw:style-name="gr40" draw:text-style-name="P1" draw:layer="layout" draw:type="line" svg:x1="16.21cm" svg:y1="13.75cm" svg:x2="14.864cm" svg:y2="13.748cm" draw:start-shape="id24" draw:start-glue-point="3" draw:end-shape="id23" draw:end-glue-point="1" svg:d="m16210 13750-1346-2" svg:viewBox="0 0 1347 3">
          <text:p/>
        </draw:connector>
        <draw:connector draw:style-name="gr39" draw:text-style-name="P1" draw:layer="layout" draw:line-skew="-0.282cm -0.316cm -0.153cm" svg:x1="14.145cm" svg:y1="15.017cm" svg:x2="18.113cm" svg:y2="15.92cm" draw:start-shape="id23" draw:start-glue-point="8" draw:end-shape="id20" draw:end-glue-point="0" svg:d="m14145 15017v249h1294v0h2674v654" svg:viewBox="0 0 3969 904">
          <text:p/>
        </draw:connector>
        <draw:connector draw:style-name="gr39" draw:text-style-name="P1" draw:layer="layout" draw:type="line" svg:x1="6.631cm" svg:y1="19.42cm" svg:x2="6.581cm" svg:y2="20.185cm" draw:start-shape="id25" draw:start-glue-point="2" draw:end-shape="id26" draw:end-glue-point="5" svg:d="m6631 19420-50 765" svg:viewBox="0 0 51 766">
          <text:p/>
        </draw:connector>
        <draw:connector draw:style-name="gr39" draw:text-style-name="P1" draw:layer="layout" draw:type="line" svg:x1="3.537cm" svg:y1="19.42cm" svg:x2="3.541cm" svg:y2="20.182cm" draw:start-shape="id27" draw:start-glue-point="2" draw:end-shape="id26" draw:end-glue-point="4" svg:d="m3537 19420 4 762" svg:viewBox="0 0 5 763">
          <text:p/>
        </draw:connector>
        <draw:custom-shape draw:style-name="gr32" draw:text-style-name="P1" xml:id="id28" draw:id="id28" draw:layer="layout" svg:width="2.31cm" svg:height="3.5cm" svg:x="8.526cm" svg:y="15.92cm">
          <draw:glue-point draw:id="4" svg:x="-2.472cm" svg:y="-5.002cm"/>
          <draw:glue-point draw:id="5" svg:x="3.279cm" svg:y="-5.002cm"/>
          <draw:glue-point draw:id="6" svg:x="-4.154cm" svg:y="4.907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19" draw:layer="layout" svg:width="2.578cm" svg:height="2.615cm" svg:x="8.452cm" svg:y="15.949cm">
          <draw:text-box>
            <text:p text:style-name="P21"><text:span text:style-name="T14">create tables and text</text:span><text:span text:style-name="T14"><text:line-break/></text:span><text:span text:style-name="T14">with</text:span><text:span text:style-name="T15"><text:line-break/></text:span><text:span text:style-name="T16">phylo_data, listing</text:span></text:p>
          </draw:text-box>
          <draw:glue-point draw:id="4" svg:x="-1.803cm" svg:y="-0.873cm"/>
          <draw:glue-point draw:id="5" svg:x="-2.676cm" svg:y="5.001cm"/>
        </draw:frame>
        <draw:custom-shape draw:style-name="gr41" draw:text-style-name="P1" xml:id="id26" draw:id="id26" draw:layer="layout" svg:width="5.686cm" svg:height="1.51cm" svg:x="2.534cm" svg:y="20.182cm">
          <draw:glue-point draw:id="4" svg:x="-3.23cm" svg:y="-5.006cm"/>
          <draw:glue-point draw:id="5" svg:x="2.119cm" svg:y="-4.986cm"/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" xml:id="id21" draw:id="id21" draw:layer="layout" svg:width="2.812cm" svg:height="1.51cm" svg:x="16.708cm" svg:y="2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" xml:id="id19" draw:id="id19" draw:layer="layout" svg:width="2.63cm" svg:height="1.51cm" svg:x="14.002cm" svg:y="20.18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" xml:id="id30" draw:id="id30" draw:layer="layout" svg:width="2.78cm" svg:height="1.51cm" svg:x="8.284cm" svg:y="20.1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xml:id="id29" draw:id="id29" draw:layer="layout" svg:width="2.97cm" svg:height="3.5cm" svg:x="11.113cm" svg:y="15.92cm">
          <draw:glue-point draw:id="4" svg:x="-3.774cm" svg:y="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9" draw:layer="layout" svg:width="3.258cm" svg:height="3.009cm" svg:x="10.982cm" svg:y="15.925cm">
          <draw:text-box>
            <text:p><text:span text:style-name="T14">obtain basic information with</text:span><text:span text:style-name="T15"><text:line-break/></text:span><text:span text:style-name="T16">summary,</text:span><text:span text:style-name="T16"><text:line-break/></text:span><text:span text:style-name="T16">metadata,</text:span><text:span text:style-name="T16"><text:line-break/></text:span><text:span text:style-name="T16">aggregated,</text:span><text:span text:style-name="T16"><text:line-break/></text:span><text:span text:style-name="T16">discretized,</text:span><text:span text:style-name="T16"><text:line-break/></text:span><text:span text:style-name="T16">...</text:span></text:p>
          </draw:text-box>
        </draw:frame>
        <draw:g>
          <draw:line draw:style-name="gr43" draw:text-style-name="P1" draw:layer="layout" svg:x1="13.809cm" svg:y1="12.174cm" svg:x2="13.809cm" svg:y2="12.21cm">
            <text:p/>
          </draw:line>
          <draw:line draw:style-name="gr43" draw:text-style-name="P1" draw:layer="layout" svg:x1="12.668cm" svg:y1="12.174cm" svg:x2="12.668cm" svg:y2="12.21cm">
            <text:p/>
          </draw:line>
          <draw:line draw:style-name="gr43" draw:text-style-name="P1" draw:layer="layout" svg:x1="11.527cm" svg:y1="12.174cm" svg:x2="11.527cm" svg:y2="12.21cm">
            <text:p/>
          </draw:line>
          <draw:line draw:style-name="gr43" draw:text-style-name="P1" draw:layer="layout" svg:x1="10.386cm" svg:y1="12.174cm" svg:x2="10.386cm" svg:y2="12.21cm">
            <text:p/>
          </draw:line>
          <draw:line draw:style-name="gr43" draw:text-style-name="P1" draw:layer="layout" svg:x1="9.245cm" svg:y1="12.174cm" svg:x2="9.245cm" svg:y2="12.21cm">
            <text:p/>
          </draw:line>
          <draw:line draw:style-name="gr43" draw:text-style-name="P1" draw:layer="layout" svg:x1="8.104cm" svg:y1="12.174cm" svg:x2="8.104cm" svg:y2="12.21cm">
            <text:p/>
          </draw:line>
          <draw:line draw:style-name="gr43" draw:text-style-name="P1" draw:layer="layout" svg:x1="6.963cm" svg:y1="12.174cm" svg:x2="6.963cm" svg:y2="12.21cm">
            <text:p/>
          </draw:line>
          <draw:line draw:style-name="gr43" draw:text-style-name="P1" draw:layer="layout" svg:x1="14.948cm" svg:y1="12.174cm" svg:x2="14.948cm" svg:y2="12.21cm">
            <text:p/>
          </draw:line>
        </draw:g>
        <draw:connector draw:style-name="gr39" draw:text-style-name="P1" draw:layer="layout" draw:line-skew="-0.308cm -0.476cm -0.179cm" svg:x1="8.021cm" svg:y1="15.021cm" svg:x2="3.537cm" svg:y2="15.92cm" draw:start-shape="id23" draw:start-glue-point="10" draw:end-shape="id27" draw:end-glue-point="0" svg:d="m8021 15021v219h-2729v0h-1755v680" svg:viewBox="0 0 4485 900">
          <text:p/>
        </draw:connector>
        <draw:connector draw:style-name="gr39" draw:text-style-name="P1" draw:layer="layout" draw:line-skew="-0.138cm" svg:x1="9.161cm" svg:y1="15.023cm" svg:x2="7.725cm" svg:y2="15.92cm" draw:start-shape="id23" draw:start-glue-point="6" draw:end-shape="id25" draw:end-glue-point="5" svg:d="m9161 15023v323h-1436v574" svg:viewBox="0 0 1437 898">
          <text:p/>
        </draw:connector>
        <draw:connector draw:style-name="gr39" draw:text-style-name="P1" draw:layer="layout" draw:line-skew="-0.186cm" svg:x1="10.303cm" svg:y1="15.023cm" svg:x2="9.681cm" svg:y2="15.92cm" draw:start-shape="id23" draw:start-glue-point="5" draw:end-shape="id28" draw:end-glue-point="0" svg:d="m10303 15023v275h-622v622" svg:viewBox="0 0 623 898">
          <text:p/>
        </draw:connector>
        <draw:connector draw:style-name="gr39" draw:text-style-name="P1" draw:layer="layout" draw:line-skew="-0.112cm" svg:x1="12.925cm" svg:y1="15.017cm" svg:x2="15.354cm" svg:y2="15.92cm" draw:start-shape="id23" draw:start-glue-point="7" draw:end-shape="id18" draw:end-glue-point="0" svg:d="m12925 15017v355h2429v548" svg:viewBox="0 0 2430 904">
          <text:p/>
        </draw:connector>
        <draw:connector draw:style-name="gr39" draw:text-style-name="P1" draw:layer="layout" draw:line-skew="-0.244cm" svg:x1="11.425cm" svg:y1="15.023cm" svg:x2="12.598cm" svg:y2="15.92cm" draw:start-shape="id23" draw:start-glue-point="9" draw:end-shape="id29" draw:end-glue-point="0" svg:d="m11425 15023v217h1173v680" svg:viewBox="0 0 1174 898">
          <text:p/>
        </draw:connector>
        <draw:frame draw:style-name="gr44" draw:text-style-name="P22" draw:layer="layout" svg:width="3.338cm" svg:height="1.433cm" svg:x="13.656cm" svg:y="20.134cm">
          <draw:text-box>
            <text:p text:style-name="P1"><text:span text:style-name="T14">independently explore </text:span><text:span text:style-name="T14"><text:line-break/></text:span><text:span text:style-name="T14">data within R</text:span></text:p>
          </draw:text-box>
        </draw:frame>
        <draw:frame draw:style-name="gr45" draw:text-style-name="P1" draw:layer="layout" svg:width="3.11cm" svg:height="1.433cm" svg:x="8.168cm" svg:y="20.134cm">
          <draw:text-box>
            <text:p text:style-name="P1"><text:span text:style-name="T14">generate </text:span><text:span text:style-name="T14"><text:line-break/></text:span><text:span text:style-name="T14">publishable </text:span><text:span text:style-name="T14"><text:line-break/></text:span><text:span text:style-name="T14">tables and text</text:span></text:p>
          </draw:text-box>
        </draw:frame>
        <draw:frame draw:style-name="gr44" draw:text-style-name="P22" draw:layer="layout" svg:width="3.229cm" svg:height="1.433cm" svg:x="16.599cm" svg:y="20.134cm">
          <draw:text-box>
            <text:p text:style-name="P1"><text:span text:style-name="T14">independently </text:span><text:span text:style-name="T14"><text:line-break/></text:span><text:span text:style-name="T14">explore</text:span></text:p>
            <text:p text:style-name="P1"><text:span text:style-name="T14">data elsewhere</text:span></text:p>
          </draw:text-box>
        </draw:frame>
        <draw:connector draw:style-name="gr39" draw:text-style-name="P1" draw:layer="layout" draw:type="line" svg:x1="9.681cm" svg:y1="19.42cm" svg:x2="9.674cm" svg:y2="20.182cm" draw:start-shape="id28" draw:start-glue-point="2" draw:end-shape="id30" draw:end-glue-point="0" svg:d="m9681 19420-7 762" svg:viewBox="0 0 8 763">
          <text:p/>
        </draw:connector>
        <draw:frame draw:style-name="gr44" draw:text-style-name="P22" draw:layer="layout" svg:width="2.637cm" svg:height="1.433cm" svg:x="4.128cm" svg:y="20.134cm">
          <draw:text-box draw:corner-radius="3.767cm">
            <text:p text:style-name="P1"><text:span text:style-name="T14">generate publishable </text:span><text:span text:style-name="T14"><text:line-break/></text:span><text:span text:style-name="T14">figur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draw:marker draw:name="msArrowEnd_20_5" draw:display-name="msArrowEnd 5" svg:viewBox="0 0 213 213" svg:d="m107 0 106 213h-2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2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annes Sikorski</meta:initial-creator>
    <meta:creation-date>2013-03-30T19:52:37.95</meta:creation-date>
    <dc:date>2013-12-02T18:35:40</dc:date>
    <dc:creator>Markus Göker</dc:creator>
    <meta:editing-duration>PT9H19M50S</meta:editing-duration>
    <meta:editing-cycles>87</meta:editing-cycles>
    <meta:generator>LibreOffice/3.5$Linux_X86_64 LibreOffice_project/350m1$Build-2</meta:generator>
    <meta:printed-by>Johannes Sikorski</meta:printed-by>
    <meta:print-date>2013-04-02T18:19:11.91</meta:print-date>
    <meta:document-statistic meta:object-count="122"/>
  </office:meta>
</office:document-meta>
</file>